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258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585" officeooo:paragraph-rsid="001a258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2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nd</text:span> of <text:span text:style-name="T5">March</text:span> 202<text:span text:style-name="T3">1</text:span> under the <text:span text:style-name="T5">44th</text:span> PA Meeting.</text:p>
      <text:p text:style-name="P1"/>
      <text:p text:style-name="P1">The Assembly, recognising the current situation,</text:p>
      <text:p text:style-name="P1"/>
      <text:p text:style-name="P5">Constitutes that the time has come to make eldegron speaker again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5">ThtUnknownOne</text:p>
      <text:p text:style-name="P5">Comradedoggo_21</text:p>
      <text:p text:style-name="P5">WilliamAC8</text:p>
      <text:p text:style-name="P1"/>
      <text:p text:style-name="P1"/>
      <text:p text:style-name="P1"/>
      <text:p text:style-name="P3"><text:span text:style-name="T1">[</text:span><text:span text:style-name="T2">Motion 44-1: To make @eldegron speak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2T16:30:25.666946523</dc:date>
    <meta:editing-duration>PT3M21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0" meta:word-count="46" meta:character-count="305" meta:non-whitespace-character-count="269"/>
  </office:meta>
</office:document-meta>
</file>